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LTL-1615A">
            <text:p>LTL-1615A</text:p>
          </table:table-cell>
          <table:table-cell office:value-type="float" office:value="45.47">
            <text:p>45.47</text:p>
          </table:table-cell>
          <table:table-cell office:value-type="float" office:value="12.29">
            <text:p>12.29</text:p>
          </table:table-cell>
          <table:table-cell office:value-type="float" office:value="1786.0">
            <text:p>1786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.5">
            <text:p>-1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dricardoDonnici2014,VacchiEtal2016">
            <text:p>MadricardoDonnici2014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Grado_B">
            <text:p>Grado_B</text:p>
          </table:table-cell>
          <table:table-cell office:value-type="float" office:value="45.72">
            <text:p>45.72</text:p>
          </table:table-cell>
          <table:table-cell office:value-type="float" office:value="13.24">
            <text:p>13.24</text:p>
          </table:table-cell>
          <table:table-cell office:value-type="float" office:value="3660.0">
            <text:p>3660.0</text:p>
          </table:table-cell>
          <table:table-cell office:value-type="float" office:value="290.0">
            <text:p>29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999999999999996">
            <text:p>-3.0999999999999996</text:p>
          </table:table-cell>
          <table:table-cell office:value-type="float" office:value="1.1236102527122116">
            <text:p>1.1236102527122116</text:p>
          </table:table-cell>
          <table:table-cell office:value-type="float" office:value="1.1236102527122116">
            <text:p>1.1236102527122116</text:p>
          </table:table-cell>
          <table:table-cell office:value-type="string" office:value="Marocco1989,VacchiEtal2016">
            <text:p>Marocco198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LTL-1612A">
            <text:p>LTL-1612A</text:p>
          </table:table-cell>
          <table:table-cell office:value-type="float" office:value="45.46">
            <text:p>45.46</text:p>
          </table:table-cell>
          <table:table-cell office:value-type="float" office:value="12.3">
            <text:p>12.3</text:p>
          </table:table-cell>
          <table:table-cell office:value-type="float" office:value="2945.0">
            <text:p>2945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.61">
            <text:p>-2.6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adricardoDonnici2014,VacchiEtal2016">
            <text:p>MadricardoDonnici2014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LTL-1616A">
            <text:p>LTL-1616A</text:p>
          </table:table-cell>
          <table:table-cell office:value-type="float" office:value="45.47">
            <text:p>45.47</text:p>
          </table:table-cell>
          <table:table-cell office:value-type="float" office:value="12.29">
            <text:p>12.29</text:p>
          </table:table-cell>
          <table:table-cell office:value-type="float" office:value="2713.0">
            <text:p>271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MadricardoDonnici2014,VacchiEtal2016">
            <text:p>MadricardoDonnici2014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ROME-1205">
            <text:p>ROME-1205</text:p>
          </table:table-cell>
          <table:table-cell office:value-type="float" office:value="45.4">
            <text:p>45.4</text:p>
          </table:table-cell>
          <table:table-cell office:value-type="float" office:value="12.25">
            <text:p>12.25</text:p>
          </table:table-cell>
          <table:table-cell office:value-type="float" office:value="585.0">
            <text:p>58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MozziEtal2003,VacchiEtal2016">
            <text:p>MozziEtal2003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Beta-168127">
            <text:p>Beta-168127</text:p>
          </table:table-cell>
          <table:table-cell office:value-type="float" office:value="45.6">
            <text:p>45.6</text:p>
          </table:table-cell>
          <table:table-cell office:value-type="float" office:value="12.64">
            <text:p>12.64</text:p>
          </table:table-cell>
          <table:table-cell office:value-type="float" office:value="6520.0">
            <text:p>6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6">
            <text:p>-6.4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BondesanEtal2003,VacchiEtal2016">
            <text:p>BondesanEtal2003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Beta-170844">
            <text:p>Beta-170844</text:p>
          </table:table-cell>
          <table:table-cell office:value-type="float" office:value="45.65">
            <text:p>45.65</text:p>
          </table:table-cell>
          <table:table-cell office:value-type="float" office:value="12.64">
            <text:p>12.64</text:p>
          </table:table-cell>
          <table:table-cell office:value-type="float" office:value="3570.0">
            <text:p>3570.0</text:p>
          </table:table-cell>
          <table:table-cell office:value-type="float" office:value="70.0">
            <text:p>70.0</text:p>
          </table:table-cell>
          <table:table-cell office:value-type="string" office:value="Peat Organics">
            <text:p>Peat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ondesanEtal2004,BondesanEtal2002,VacchiEtal2016">
            <text:p>BondesanEtal2004,BondesanEtal2002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Beta-184251">
            <text:p>Beta-184251</text:p>
          </table:table-cell>
          <table:table-cell office:value-type="float" office:value="45.63">
            <text:p>45.63</text:p>
          </table:table-cell>
          <table:table-cell office:value-type="float" office:value="12.88">
            <text:p>12.88</text:p>
          </table:table-cell>
          <table:table-cell office:value-type="float" office:value="6080.0">
            <text:p>60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Fontana2006,VacchiEtal2016">
            <text:p>Fontana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archeological">
            <text:p>archeological</text:p>
          </table:table-cell>
          <table:table-cell office:value-type="string" office:value="Bondesan_2004_01">
            <text:p>Bondesan_2004_01</text:p>
          </table:table-cell>
          <table:table-cell office:value-type="float" office:value="45.57">
            <text:p>45.57</text:p>
          </table:table-cell>
          <table:table-cell office:value-type="float" office:value="12.44">
            <text:p>12.44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Archeological">
            <text:p>Archeologic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BondesanEtal2004,AntonioliEtal2009,VacchiEtal2016">
            <text:p>BondesanEtal2004,AntonioliEtal200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CARG-12">
            <text:p>CARG-12</text:p>
          </table:table-cell>
          <table:table-cell office:value-type="float" office:value="45.54">
            <text:p>45.54</text:p>
          </table:table-cell>
          <table:table-cell office:value-type="float" office:value="12.44">
            <text:p>12.44</text:p>
          </table:table-cell>
          <table:table-cell office:value-type="float" office:value="2950.0">
            <text:p>2950.0</text:p>
          </table:table-cell>
          <table:table-cell office:value-type="float" office:value="40.0">
            <text:p>40.0</text:p>
          </table:table-cell>
          <table:table-cell office:value-type="string" office:value="na">
            <text:p>na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799999999999999">
            <text:p>-0.879999999999999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TosiEtal2007,VacchiEtal2016">
            <text:p>TosiEtal2007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CNR1_345">
            <text:p>CNR1_345</text:p>
          </table:table-cell>
          <table:table-cell office:value-type="float" office:value="45.44">
            <text:p>45.44</text:p>
          </table:table-cell>
          <table:table-cell office:value-type="float" office:value="12.3">
            <text:p>12.3</text:p>
          </table:table-cell>
          <table:table-cell office:value-type="float" office:value="4150.0">
            <text:p>415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ortolamiEtal1977,VacchiEtal2016">
            <text:p>BortolamiEtal1977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DSH-815">
            <text:p>DSH-815</text:p>
          </table:table-cell>
          <table:table-cell office:value-type="float" office:value="45.77">
            <text:p>45.77</text:p>
          </table:table-cell>
          <table:table-cell office:value-type="float" office:value="13.57">
            <text:p>13.57</text:p>
          </table:table-cell>
          <table:table-cell office:value-type="float" office:value="1238.0">
            <text:p>1238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30000000000000004">
            <text:p>0.3000000000000000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DSH-869">
            <text:p>DSH-869</text:p>
          </table:table-cell>
          <table:table-cell office:value-type="float" office:value="45.77">
            <text:p>45.77</text:p>
          </table:table-cell>
          <table:table-cell office:value-type="float" office:value="13.57">
            <text:p>13.57</text:p>
          </table:table-cell>
          <table:table-cell office:value-type="float" office:value="1985.0">
            <text:p>1985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Anto_2">
            <text:p>Anto_2</text:p>
          </table:table-cell>
          <table:table-cell office:value-type="float" office:value="45.77">
            <text:p>45.77</text:p>
          </table:table-cell>
          <table:table-cell office:value-type="float" office:value="13.57">
            <text:p>13.57</text:p>
          </table:table-cell>
          <table:table-cell office:value-type="float" office:value="838.0">
            <text:p>838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LTL-1631A">
            <text:p>LTL-1631A</text:p>
          </table:table-cell>
          <table:table-cell office:value-type="float" office:value="45.47">
            <text:p>45.47</text:p>
          </table:table-cell>
          <table:table-cell office:value-type="float" office:value="12.29">
            <text:p>12.29</text:p>
          </table:table-cell>
          <table:table-cell office:value-type="float" office:value="2365.0">
            <text:p>23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MadricardoDonnici2014,VacchiEtal2016">
            <text:p>MadricardoDonnici2014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Ua-24049">
            <text:p>Ua-24049</text:p>
          </table:table-cell>
          <table:table-cell office:value-type="float" office:value="45.62">
            <text:p>45.62</text:p>
          </table:table-cell>
          <table:table-cell office:value-type="float" office:value="12.75">
            <text:p>12.75</text:p>
          </table:table-cell>
          <table:table-cell office:value-type="float" office:value="6580.0">
            <text:p>65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2">
            <text:p>-9.32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AntonioliEtal2009,FontanaEtal2012,VacchiEtal2016">
            <text:p>AntonioliEtal2009,FontanaEtal2012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Ua-24876">
            <text:p>Ua-24876</text:p>
          </table:table-cell>
          <table:table-cell office:value-type="float" office:value="45.64">
            <text:p>45.64</text:p>
          </table:table-cell>
          <table:table-cell office:value-type="float" office:value="12.93">
            <text:p>12.93</text:p>
          </table:table-cell>
          <table:table-cell office:value-type="float" office:value="5730.0">
            <text:p>57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5">
            <text:p>-4.6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Fontana2006,AntonioliEtal2009,VacchiEtal2016">
            <text:p>Fontana2006,AntonioliEtal200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B6_Paris_Sud">
            <text:p>B6_Paris_Sud</text:p>
          </table:table-cell>
          <table:table-cell office:value-type="float" office:value="45.67">
            <text:p>45.67</text:p>
          </table:table-cell>
          <table:table-cell office:value-type="float" office:value="12.93">
            <text:p>12.93</text:p>
          </table:table-cell>
          <table:table-cell office:value-type="float" office:value="6355.0">
            <text:p>6355.0</text:p>
          </table:table-cell>
          <table:table-cell office:value-type="float" office:value="150.0">
            <text:p>150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7">
            <text:p>-5.47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GalassiMarocco1999,VacchiEtal2016">
            <text:p>GalassiMarocco199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A4_Paris_Sud-4247">
            <text:p>A4_Paris_Sud-4247</text:p>
          </table:table-cell>
          <table:table-cell office:value-type="float" office:value="45.62">
            <text:p>45.62</text:p>
          </table:table-cell>
          <table:table-cell office:value-type="float" office:value="12.95">
            <text:p>12.95</text:p>
          </table:table-cell>
          <table:table-cell office:value-type="float" office:value="5515.0">
            <text:p>5515.0</text:p>
          </table:table-cell>
          <table:table-cell office:value-type="float" office:value="270.0">
            <text:p>270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9">
            <text:p>-2.6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lassiMarocco1999,VacchiEtal2016">
            <text:p>GalassiMarocco199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A2_ParisSud-4209">
            <text:p>A2_ParisSud-4209</text:p>
          </table:table-cell>
          <table:table-cell office:value-type="float" office:value="45.62">
            <text:p>45.62</text:p>
          </table:table-cell>
          <table:table-cell office:value-type="float" office:value="12.95">
            <text:p>12.95</text:p>
          </table:table-cell>
          <table:table-cell office:value-type="float" office:value="2355.0">
            <text:p>2355.0</text:p>
          </table:table-cell>
          <table:table-cell office:value-type="float" office:value="120.0">
            <text:p>12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200000000000001">
            <text:p>-0.620000000000000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lassiMarocco1999,VacchiEtal2016">
            <text:p>GalassiMarocco199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B3_Paris_Sud">
            <text:p>B3_Paris_Sud</text:p>
          </table:table-cell>
          <table:table-cell office:value-type="float" office:value="45.67">
            <text:p>45.67</text:p>
          </table:table-cell>
          <table:table-cell office:value-type="float" office:value="12.93">
            <text:p>12.93</text:p>
          </table:table-cell>
          <table:table-cell office:value-type="float" office:value="3595.0">
            <text:p>3595.0</text:p>
          </table:table-cell>
          <table:table-cell office:value-type="float" office:value="245.0">
            <text:p>245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alassiMarocco1999,VacchiEtal2016">
            <text:p>GalassiMarocco199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GX-26939">
            <text:p>GX-26939</text:p>
          </table:table-cell>
          <table:table-cell office:value-type="float" office:value="45.48">
            <text:p>45.48</text:p>
          </table:table-cell>
          <table:table-cell office:value-type="float" office:value="12.41">
            <text:p>12.41</text:p>
          </table:table-cell>
          <table:table-cell office:value-type="float" office:value="4120.0">
            <text:p>41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7">
            <text:p>-4.2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Lezziero2002,VacchiEtal2016">
            <text:p>Lezziero2002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Grado_A">
            <text:p>Grado_A</text:p>
          </table:table-cell>
          <table:table-cell office:value-type="float" office:value="45.72">
            <text:p>45.72</text:p>
          </table:table-cell>
          <table:table-cell office:value-type="float" office:value="13.24">
            <text:p>13.24</text:p>
          </table:table-cell>
          <table:table-cell office:value-type="float" office:value="1400.0">
            <text:p>1400.0</text:p>
          </table:table-cell>
          <table:table-cell office:value-type="float" office:value="290.0">
            <text:p>29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occo1989,VacchiEtal2016">
            <text:p>Marocco198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LTL-2082A">
            <text:p>LTL-2082A</text:p>
          </table:table-cell>
          <table:table-cell office:value-type="float" office:value="45.79">
            <text:p>45.79</text:p>
          </table:table-cell>
          <table:table-cell office:value-type="float" office:value="13.56">
            <text:p>13.56</text:p>
          </table:table-cell>
          <table:table-cell office:value-type="float" office:value="6182.0">
            <text:p>6182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51">
            <text:p>-6.5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occoMelis2009,VacchiEtal2016">
            <text:p>MaroccoMelis200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Anto_4">
            <text:p>Anto_4</text:p>
          </table:table-cell>
          <table:table-cell office:value-type="float" office:value="45.77">
            <text:p>45.77</text:p>
          </table:table-cell>
          <table:table-cell office:value-type="float" office:value="13.57">
            <text:p>13.57</text:p>
          </table:table-cell>
          <table:table-cell office:value-type="float" office:value="1298.0">
            <text:p>1298.0</text:p>
          </table:table-cell>
          <table:table-cell office:value-type="float" office:value="51.0">
            <text:p>5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30000000000000004">
            <text:p>0.3000000000000000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rlaniEtal2013,VacchiEtal2016">
            <text:p>FurlaniEtal2013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G-332">
            <text:p>OZG-332</text:p>
          </table:table-cell>
          <table:table-cell office:value-type="float" office:value="45.35">
            <text:p>45.35</text:p>
          </table:table-cell>
          <table:table-cell office:value-type="float" office:value="12.32">
            <text:p>12.32</text:p>
          </table:table-cell>
          <table:table-cell office:value-type="float" office:value="2016.0">
            <text:p>2016.0</text:p>
          </table:table-cell>
          <table:table-cell office:value-type="float" office:value="31.0">
            <text:p>3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3999999999999999">
            <text:p>-0.39999999999999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G-322">
            <text:p>OZG-322</text:p>
          </table:table-cell>
          <table:table-cell office:value-type="float" office:value="45.35">
            <text:p>45.35</text:p>
          </table:table-cell>
          <table:table-cell office:value-type="float" office:value="12.32">
            <text:p>12.32</text:p>
          </table:table-cell>
          <table:table-cell office:value-type="float" office:value="3180.0">
            <text:p>3180.0</text:p>
          </table:table-cell>
          <table:table-cell office:value-type="float" office:value="50.0">
            <text:p>5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-G411">
            <text:p>OZ-G411</text:p>
          </table:table-cell>
          <table:table-cell office:value-type="float" office:value="45.49">
            <text:p>45.49</text:p>
          </table:table-cell>
          <table:table-cell office:value-type="float" office:value="12.35">
            <text:p>12.35</text:p>
          </table:table-cell>
          <table:table-cell office:value-type="float" office:value="1869.0">
            <text:p>1869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G-320">
            <text:p>OZG-320</text:p>
          </table:table-cell>
          <table:table-cell office:value-type="float" office:value="45.36">
            <text:p>45.36</text:p>
          </table:table-cell>
          <table:table-cell office:value-type="float" office:value="12.25">
            <text:p>12.25</text:p>
          </table:table-cell>
          <table:table-cell office:value-type="float" office:value="2403.0">
            <text:p>2403.0</text:p>
          </table:table-cell>
          <table:table-cell office:value-type="float" office:value="37.0">
            <text:p>37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8">
            <text:p>-1.0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G-304">
            <text:p>OZG-304</text:p>
          </table:table-cell>
          <table:table-cell office:value-type="float" office:value="45.35">
            <text:p>45.35</text:p>
          </table:table-cell>
          <table:table-cell office:value-type="float" office:value="12.32">
            <text:p>12.32</text:p>
          </table:table-cell>
          <table:table-cell office:value-type="float" office:value="1160.0">
            <text:p>1160.0</text:p>
          </table:table-cell>
          <table:table-cell office:value-type="float" office:value="42.0">
            <text:p>42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30000000000000004">
            <text:p>0.3000000000000000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G-124">
            <text:p>OZG-124</text:p>
          </table:table-cell>
          <table:table-cell office:value-type="float" office:value="45.48">
            <text:p>45.48</text:p>
          </table:table-cell>
          <table:table-cell office:value-type="float" office:value="12.41">
            <text:p>12.41</text:p>
          </table:table-cell>
          <table:table-cell office:value-type="float" office:value="5755.0">
            <text:p>575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">
            <text:p>-4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DonniciEtal2011,VacchiEtal2016">
            <text:p>DonniciEtal2011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D-608">
            <text:p>OZD-608</text:p>
          </table:table-cell>
          <table:table-cell office:value-type="float" office:value="45.43">
            <text:p>45.43</text:p>
          </table:table-cell>
          <table:table-cell office:value-type="float" office:value="12.33">
            <text:p>12.33</text:p>
          </table:table-cell>
          <table:table-cell office:value-type="float" office:value="4670.0">
            <text:p>467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randreiBarberoEtal2001,VacchiEtal2016">
            <text:p>SerandreiBarberoEtal2001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F-487">
            <text:p>OZF-487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1810.0">
            <text:p>1810.0</text:p>
          </table:table-cell>
          <table:table-cell office:value-type="float" office:value="50.0">
            <text:p>5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900000000000001">
            <text:p>-1.390000000000000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F-486">
            <text:p>OZF-486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2930.0">
            <text:p>293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7">
            <text:p>-2.3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F-484">
            <text:p>OZF-484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3720.0">
            <text:p>3720.0</text:p>
          </table:table-cell>
          <table:table-cell office:value-type="float" office:value="110.0">
            <text:p>11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00000000000002">
            <text:p>-1.950000000000000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F-083">
            <text:p>OZF-083</text:p>
          </table:table-cell>
          <table:table-cell office:value-type="float" office:value="45.43">
            <text:p>45.43</text:p>
          </table:table-cell>
          <table:table-cell office:value-type="float" office:value="12.45">
            <text:p>12.45</text:p>
          </table:table-cell>
          <table:table-cell office:value-type="float" office:value="5570.0">
            <text:p>5570.0</text:p>
          </table:table-cell>
          <table:table-cell office:value-type="float" office:value="120.0">
            <text:p>12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85">
            <text:p>-3.85</text:p>
          </table:table-cell>
          <table:table-cell office:value-type="float" office:value="0.2719967830692121">
            <text:p>0.2719967830692121</text:p>
          </table:table-cell>
          <table:table-cell office:value-type="float" office:value="0.2719967830692121">
            <text:p>0.2719967830692121</text:p>
          </table:table-cell>
          <table:table-cell office:value-type="string" office:value="SerandreiBarberoEtal2005,VacchiEtal2016">
            <text:p>SerandreiBarberoEtal2005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F-080">
            <text:p>OZF-080</text:p>
          </table:table-cell>
          <table:table-cell office:value-type="float" office:value="45.43">
            <text:p>45.43</text:p>
          </table:table-cell>
          <table:table-cell office:value-type="float" office:value="12.45">
            <text:p>12.45</text:p>
          </table:table-cell>
          <table:table-cell office:value-type="float" office:value="5520.0">
            <text:p>552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onniciEtal2012,SerandreiBarberoEtal2005,VacchiEtal2016">
            <text:p>DonniciEtal2012,SerandreiBarberoEtal2005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E699">
            <text:p>OZE699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4930.0">
            <text:p>4930.0</text:p>
          </table:table-cell>
          <table:table-cell office:value-type="float" office:value="40.0">
            <text:p>40.0</text:p>
          </table:table-cell>
          <table:table-cell office:value-type="string" office:value="Shell (Forams)">
            <text:p>Shell (Forams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7999999999999998">
            <text:p>-1.7999999999999998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ZoppiEtal2001,SerandreiBarberoEtal1997,VacchiEtal2016">
            <text:p>ZoppiEtal2001,SerandreiBarberoEtal1997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Trincardi_2011_02">
            <text:p>Trincardi_2011_02</text:p>
          </table:table-cell>
          <table:table-cell office:value-type="float" office:value="45.53">
            <text:p>45.53</text:p>
          </table:table-cell>
          <table:table-cell office:value-type="float" office:value="13.14">
            <text:p>13.14</text:p>
          </table:table-cell>
          <table:table-cell office:value-type="float" office:value="8460.0">
            <text:p>84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1.35">
            <text:p>-21.3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TrincardiEtal2011,VacchiEtal2016">
            <text:p>TrincardiEtal2011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Trincardi_2011_01">
            <text:p>Trincardi_2011_01</text:p>
          </table:table-cell>
          <table:table-cell office:value-type="float" office:value="45.52">
            <text:p>45.52</text:p>
          </table:table-cell>
          <table:table-cell office:value-type="float" office:value="13.13">
            <text:p>13.13</text:p>
          </table:table-cell>
          <table:table-cell office:value-type="float" office:value="8750.0">
            <text:p>87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54">
            <text:p>-23.5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TrincardiEtal2011,VacchiEtal2016">
            <text:p>TrincardiEtal2011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E696">
            <text:p>OZE696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3190.0">
            <text:p>3190.0</text:p>
          </table:table-cell>
          <table:table-cell office:value-type="float" office:value="40.0">
            <text:p>40.0</text:p>
          </table:table-cell>
          <table:table-cell office:value-type="string" office:value="Shell (Forams)">
            <text:p>Shell (Forams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000000000000002">
            <text:p>-1.0000000000000002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ZoppiEtal2001,SerandreiBarberoEtal1997,VacchiEtal2016">
            <text:p>ZoppiEtal2001,SerandreiBarberoEtal1997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-G317">
            <text:p>OZ-G317</text:p>
          </table:table-cell>
          <table:table-cell office:value-type="float" office:value="45.49">
            <text:p>45.49</text:p>
          </table:table-cell>
          <table:table-cell office:value-type="float" office:value="12.35">
            <text:p>12.35</text:p>
          </table:table-cell>
          <table:table-cell office:value-type="float" office:value="2278.0">
            <text:p>2278.0</text:p>
          </table:table-cell>
          <table:table-cell office:value-type="float" office:value="39.0">
            <text:p>39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E698">
            <text:p>OZE698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4510.0">
            <text:p>4510.0</text:p>
          </table:table-cell>
          <table:table-cell office:value-type="float" office:value="40.0">
            <text:p>40.0</text:p>
          </table:table-cell>
          <table:table-cell office:value-type="string" office:value="Shell (Forams)">
            <text:p>Shell (Forams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17">
            <text:p>-2.17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ZoppiEtal2001,SerandreiBarberoEtal1997,VacchiEtal2016">
            <text:p>ZoppiEtal2001,SerandreiBarberoEtal1997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-G311">
            <text:p>OZ-G311</text:p>
          </table:table-cell>
          <table:table-cell office:value-type="float" office:value="45.48">
            <text:p>45.48</text:p>
          </table:table-cell>
          <table:table-cell office:value-type="float" office:value="12.33">
            <text:p>12.33</text:p>
          </table:table-cell>
          <table:table-cell office:value-type="float" office:value="1035.0">
            <text:p>1035.0</text:p>
          </table:table-cell>
          <table:table-cell office:value-type="float" office:value="38.0">
            <text:p>38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500000000000001">
            <text:p>-0.850000000000000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G-333">
            <text:p>OZG-333</text:p>
          </table:table-cell>
          <table:table-cell office:value-type="float" office:value="45.35">
            <text:p>45.35</text:p>
          </table:table-cell>
          <table:table-cell office:value-type="float" office:value="12.32">
            <text:p>12.32</text:p>
          </table:table-cell>
          <table:table-cell office:value-type="float" office:value="2518.0">
            <text:p>2518.0</text:p>
          </table:table-cell>
          <table:table-cell office:value-type="float" office:value="33.0">
            <text:p>33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99999999999999">
            <text:p>-0.67999999999999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Beta-157974">
            <text:p>Beta-157974</text:p>
          </table:table-cell>
          <table:table-cell office:value-type="float" office:value="45.58">
            <text:p>45.58</text:p>
          </table:table-cell>
          <table:table-cell office:value-type="float" office:value="12.47">
            <text:p>12.47</text:p>
          </table:table-cell>
          <table:table-cell office:value-type="float" office:value="3140.0">
            <text:p>31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BondesanEtal2002,AntonioliEtal2009,VacchiEtal2016">
            <text:p>BondesanEtal2002,AntonioliEtal2009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8630">
            <text:p>OxA-8630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4880.0">
            <text:p>4880.0</text:p>
          </table:table-cell>
          <table:table-cell office:value-type="float" office:value="45.0">
            <text:p>45.0</text:p>
          </table:table-cell>
          <table:table-cell office:value-type="string" office:value="Plant fibers">
            <text:p>Plant fiber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5999999999999996">
            <text:p>-3.599999999999999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ZoppiEtal2001,VacchiEtal2016">
            <text:p>ZoppiEtal2001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8629">
            <text:p>OxA-8629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1895.0">
            <text:p>1895.0</text:p>
          </table:table-cell>
          <table:table-cell office:value-type="float" office:value="40.0">
            <text:p>40.0</text:p>
          </table:table-cell>
          <table:table-cell office:value-type="string" office:value="Leaf">
            <text:p>Leaf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000000000000001">
            <text:p>-0.9000000000000001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ZoppiEtal2001,SerandreiBarberoEtal1997,VacchiEtal2016">
            <text:p>ZoppiEtal2001,SerandreiBarberoEtal1997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6784">
            <text:p>OxA-6784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1785.0">
            <text:p>178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999999999999999">
            <text:p>-0.599999999999999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ZoppiEtal2001,SerandreiBarberoEtal1997,VacchiEtal2016">
            <text:p>ZoppiEtal2001,SerandreiBarberoEtal1997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881">
            <text:p>OxA-10881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1180.0">
            <text:p>1180.0</text:p>
          </table:table-cell>
          <table:table-cell office:value-type="float" office:value="45.0">
            <text:p>4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700000000000002">
            <text:p>-1.970000000000000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767">
            <text:p>OxA-10767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1255.0">
            <text:p>1255.0</text:p>
          </table:table-cell>
          <table:table-cell office:value-type="float" office:value="60.0">
            <text:p>6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766">
            <text:p>OxA-10766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2770.0">
            <text:p>2770.0</text:p>
          </table:table-cell>
          <table:table-cell office:value-type="float" office:value="65.0">
            <text:p>6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1">
            <text:p>-2.1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McClennen_1997_01">
            <text:p>McClennen_1997_01</text:p>
          </table:table-cell>
          <table:table-cell office:value-type="float" office:value="45.43">
            <text:p>45.43</text:p>
          </table:table-cell>
          <table:table-cell office:value-type="float" office:value="12.34">
            <text:p>12.34</text:p>
          </table:table-cell>
          <table:table-cell office:value-type="float" office:value="4775.0">
            <text:p>4775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999999999999996">
            <text:p>-3.5999999999999996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Etal1997,VacchiEtal2016">
            <text:p>McClennenEtal1997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765">
            <text:p>OxA-10765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2580.0">
            <text:p>2580.0</text:p>
          </table:table-cell>
          <table:table-cell office:value-type="float" office:value="50.0">
            <text:p>5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600000000000001">
            <text:p>-1.660000000000000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748">
            <text:p>OxA-10748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2190.0">
            <text:p>219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7">
            <text:p>-2.0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722">
            <text:p>OxA-10722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1570.0">
            <text:p>157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4">
            <text:p>-0.7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717">
            <text:p>OxA-10717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882.0">
            <text:p>882.0</text:p>
          </table:table-cell>
          <table:table-cell office:value-type="float" office:value="38.0">
            <text:p>38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899999999999999">
            <text:p>-1.589999999999999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716">
            <text:p>OxA-10716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1039.0">
            <text:p>1039.0</text:p>
          </table:table-cell>
          <table:table-cell office:value-type="float" office:value="37.0">
            <text:p>37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600000000000002">
            <text:p>-1.260000000000000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G-805">
            <text:p>OZG-805</text:p>
          </table:table-cell>
          <table:table-cell office:value-type="float" office:value="45.35">
            <text:p>45.35</text:p>
          </table:table-cell>
          <table:table-cell office:value-type="float" office:value="12.32">
            <text:p>12.32</text:p>
          </table:table-cell>
          <table:table-cell office:value-type="float" office:value="820.0">
            <text:p>82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randreiBarberoEtal2006,VacchiEtal2016">
            <text:p>SerandreiBarberoEtal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Marocco_1991_01">
            <text:p>Marocco_1991_01</text:p>
          </table:table-cell>
          <table:table-cell office:value-type="float" office:value="45.7">
            <text:p>45.7</text:p>
          </table:table-cell>
          <table:table-cell office:value-type="float" office:value="13.2">
            <text:p>13.2</text:p>
          </table:table-cell>
          <table:table-cell office:value-type="float" office:value="300.0">
            <text:p>300.0</text:p>
          </table:table-cell>
          <table:table-cell office:value-type="float" office:value="110.0">
            <text:p>11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rocco1991,VacchiEtal2016">
            <text:p>Marocco1991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xA-1076">
            <text:p>OxA-1076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3825.0">
            <text:p>3825.0</text:p>
          </table:table-cell>
          <table:table-cell office:value-type="float" office:value="45.0">
            <text:p>4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700000000000002">
            <text:p>-0.970000000000000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ClennenHousley2006,VacchiEtal2016">
            <text:p>McClennenHousley2006,VacchiEtal2016</text:p>
          </table:table-cell>
        </table:table-row>
        <table:table-row>
          <table:table-cell office:value-type="string" office:value="Venice">
            <text:p>Venice</text:p>
          </table:table-cell>
          <table:table-cell office:value-type="string" office:value="radiocarbon">
            <text:p>radiocarbon</text:p>
          </table:table-cell>
          <table:table-cell office:value-type="string" office:value="OZE697">
            <text:p>OZE697</text:p>
          </table:table-cell>
          <table:table-cell office:value-type="float" office:value="45.47">
            <text:p>45.47</text:p>
          </table:table-cell>
          <table:table-cell office:value-type="float" office:value="12.41">
            <text:p>12.41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Shell (Ostracods)">
            <text:p>Shell (Ostracods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17">
            <text:p>-2.17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ZoppiEtal2001,SerandreiBarberoEtal1997,VacchiEtal2016">
            <text:p>ZoppiEtal2001,SerandreiBarberoEtal1997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